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5cb8"/>
    </style:style>
    <style:style style:name="T2" style:family="text">
      <style:text-properties officeooo:rsid="0008e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ersion: '3.8'</text:p>
      <text:p text:style-name="Standard">services:</text:p>
      <text:p text:style-name="Standard"><text:s text:c="2"/>web: <text:s/>“”</text:p>
      <text:p text:style-name="Standard"><text:s text:c="4"/>image: nginx-alpine</text:p>
      <text:p text:style-name="Standard"><text:s text:c="4"/>ports:</text:p>
      <text:p text:style-name="Standard"><text:s text:c="6"/>- "80:80"</text:p>
      <text:p text:style-name="Standard"><text:s text:c="4"/>environment:</text:p>
      <text:p text:style-name="Standard"><text:s text:c="6"/>- API_URL=http://api:3000</text:p>
      <text:p text:style-name="Standard"><text:s text:c="4"/>depends_on:</text:p>
      <text:p text:style-name="Standard"><text:s text:c="6"/>- api</text:p>
      <text:p text:style-name="Standard"><text:s text:c="6"/></text:p>
      <text:p text:style-name="Standard"><text:s text:c="2"/>api:</text:p>
      <text:p text:style-name="Standard"><text:s text:c="4"/>build: .</text:p>
      <text:p text:style-name="Standard"><text:s text:c="4"/>ports:</text:p>
      <text:p text:style-name="Standard"><text:s text:c="6"/>- "3000:8080" </text:p>
      <text:p text:style-name="Standard"><text:s text:c="4"/>environment:</text:p>
      <text:p text:style-name="Standard"><text:s text:c="6"/>- DB_HOST=database</text:p>
      <text:p text:style-name="Standard"><text:s text:c="6"/>- DB_PORT=5432</text:p>
      <text:p text:style-name="Standard"><text:s text:c="6"/>- DB_USER=admin</text:p>
      <text:p text:style-name="Standard"><text:s text:c="6"/>- DB_PASS= <text:s/></text:p>
      <text:p text:style-name="Standard"><text:s text:c="4"/>depends_on:</text:p>
      <text:p text:style-name="Standard"><text:s text:c="6"/>- database</text:p>
      <text:p text:style-name="Standard"><text:s text:c="6"/></text:p>
      <text:p text:style-name="Standard"><text:s text:c="2"/>database:</text:p>
      <text:p text:style-name="Standard"><text:s text:c="4"/>image: postgres:13</text:p>
      <text:p text:style-name="Standard"><text:s text:c="4"/>environment:</text:p>
      <text:p text:style-name="Standard"><text:s text:c="6"/>- POSTGRES_DB=shopfast</text:p>
      <text:p text:style-name="Standard"><text:s text:c="6"/>- POSTGRES_USER=admi<text:span text:style-name="T1">n</text:span></text:p>
      <text:p text:style-name="Standard"><text:s text:c="4"/>volumes:</text:p>
      <text:p text:style-name="Standard"><text:s text:c="6"/>- db_data:/var/lib/postgresql/data</text:p>
      <text:p text:style-name="Standard"><text:s text:c="6"/></text:p>
      <text:p text:style-name="Standard">volumes:</text:p>
      <text:p text:style-name="Standard"><text:s text:c="2"/>db_data:<text:line-break/><text:line-break/><text:line-break/><text:line-break/>160.187.166.12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3:17:57.016928056</meta:creation-date>
    <dc:date>2025-09-03T13:51:43.911649309</dc:date>
    <meta:editing-duration>PT3M15S</meta:editing-duration>
    <meta:editing-cycles>1</meta:editing-cycles>
    <meta:document-statistic meta:table-count="0" meta:image-count="0" meta:object-count="0" meta:page-count="1" meta:paragraph-count="33" meta:word-count="48" meta:character-count="543" meta:non-whitespace-character-count="376"/>
    <meta:generator>LibreOffice/7.3.7.2$Linux_X86_64 LibreOffice_project/30$Build-2</meta:generator>
  </office:meta>
</office:document-meta>
</file>